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4pt" style:font-name-asian="WenQuanYi Micro Hei" style:font-size-asian="14pt" style:font-size-complex="14pt"/>
    </style:style>
    <style:style style:name="P2" style:family="paragraph" style:parent-style-name="Standard">
      <style:text-properties style:font-name="WenQuanYi Micro Hei" fo:font-size="14pt" fo:font-weight="bold" style:font-name-asian="WenQuanYi Micro Hei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WenQuanYi Micro Hei" fo:font-size="14pt" fo:font-weight="bold" officeooo:paragraph-rsid="000bce76" style:font-name-asian="WenQuanYi Micro Hei" style:font-size-asian="14pt" style:font-weight-asian="bold" style:font-size-complex="14pt" style:font-weight-complex="bold"/>
    </style:style>
    <style:style style:name="P4" style:family="paragraph" style:parent-style-name="Standard">
      <style:paragraph-properties fo:background-color="#e6e6ff">
        <style:background-image/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style:font-size-asian="14pt" style:font-size-complex="14pt"/>
    </style:style>
    <style:style style:name="P6" style:family="paragraph" style:parent-style-name="Standard">
      <style:text-properties style:font-name="WenQuanYi Micro Hei" fo:font-size="14pt" fo:font-weight="bold" officeooo:rsid="0008cd4f" style:font-name-asian="WenQuanYi Micro Hei" style:font-size-asian="14pt" style:font-weight-asian="bold" style:font-size-complex="14pt" style:font-weight-complex="bold"/>
    </style:style>
    <style:style style:name="P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4pt" fo:font-weight="normal" officeooo:rsid="000bce76" officeooo:paragraph-rsid="000bce76" style:font-name-asian="WenQuanYi Micro Hei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font-name="WenQuanYi Micro Hei" fo:font-size="14pt" style:font-size-asian="14pt" style:font-size-complex="14pt"/>
    </style:style>
    <style:style style:name="T1" style:family="text">
      <style:text-properties officeooo:rsid="00065d08"/>
    </style:style>
    <style:style style:name="T2" style:family="text">
      <style:text-properties officeooo:rsid="0007c4bb"/>
    </style:style>
    <style:style style:name="T3" style:family="text">
      <style:text-properties officeooo:rsid="000857e3"/>
    </style:style>
    <style:style style:name="T4" style:family="text">
      <style:text-properties officeooo:rsid="0008cd4f"/>
    </style:style>
    <style:style style:name="T5" style:family="text">
      <style:text-properties officeooo:rsid="000affe8"/>
    </style:style>
    <style:style style:name="T6" style:family="text">
      <style:text-properties officeooo:rsid="000bce76"/>
    </style:style>
    <style:style style:name="T7" style:family="text">
      <style:text-properties fo:font-weight="normal" officeooo:rsid="000d684a" style:font-weight-asian="normal" style:font-weight-complex="normal"/>
    </style:style>
    <style:style style:name="T8" style:family="text">
      <style:text-properties fo:font-weight="normal" officeooo:rsid="000e939a" style:font-weight-asian="normal" style:font-weight-complex="normal"/>
    </style:style>
    <style:style style:name="T9" style:family="text">
      <style:text-properties officeooo:rsid="0013f64b"/>
    </style:style>
    <style:style style:name="T10" style:family="text">
      <style:text-properties officeooo:rsid="00157b65"/>
    </style:style>
    <style:style style:name="T11" style:family="text">
      <style:text-properties officeooo:rsid="0016f9f0"/>
    </style:style>
    <style:style style:name="T12" style:family="text">
      <style:text-properties officeooo:rsid="001a7956"/>
    </style:style>
    <style:style style:name="T13" style:family="text">
      <style:text-properties officeooo:rsid="001bad74"/>
    </style:style>
    <style:style style:name="T14" style:family="text">
      <style:text-properties officeooo:rsid="001d6a2b"/>
    </style:style>
    <style:style style:name="T15" style:family="text">
      <style:text-properties officeooo:rsid="001f0b36"/>
    </style:style>
    <style:style style:name="T16" style:family="text">
      <style:text-properties officeooo:rsid="00210658"/>
    </style:style>
    <style:style style:name="T17" style:family="text">
      <style:text-properties officeooo:rsid="0022ec66"/>
    </style:style>
    <style:style style:name="T18" style:family="text">
      <style:text-properties officeooo:rsid="002caf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X<text:span text:style-name="T1">系统的正常运行需要使用大量与系统有关的数据文件</text:span><text:span text:style-name="T2">，例如口令文件/etc/passwd</text:span><text:span text:style-name="T3">、组文件/etc/group</text:span><text:span text:style-name="T4">、网路服务/etc/services</text:span><text:span text:style-name="T10">、协议信息/etc/protocols、网络信息/etc/networks、主机数据/etc/hosts等。下面主要说明一下口令文件。</text:span></text:p>
      <text:p text:style-name="P6">口令文件——</text:p>
      <text:p text:style-name="P1"><text:span text:style-name="T4">UNIX系统的口令文件在Linux上可能有下面一行</text:span><text:span text:style-name="T5">：</text:span></text:p>
      <text:p text:style-name="P7">root:x:0:0:root:/root:/bin/bash</text:p>
      <text:p text:style-name="P3"><text:span text:style-name="T7">上面各字段以冒号分割，与</text:span><text:span text:style-name="T8">&lt;pwd.h&gt;中定义的passwd结构对应：</text:span></text:p>
      <text:p text:style-name="P4">/* The passwd structure. <text:s/>*/</text:p>
      <text:p text:style-name="P4">struct passwd</text:p>
      <text:p text:style-name="P4">{</text:p>
      <text:p text:style-name="P4"><text:s text:c="2"/>char *pw_name; <text:s text:c="15"/>/* Username. <text:s/>*/</text:p>
      <text:p text:style-name="P4"><text:s text:c="2"/>char *pw_passwd; <text:s text:c="13"/>/* Password. <text:s/>*/</text:p>
      <text:p text:style-name="P4"><text:s text:c="2"/>__uid_t pw_uid; <text:s text:c="14"/>/* User ID. <text:s/>*/</text:p>
      <text:p text:style-name="P4"><text:s text:c="2"/>__gid_t pw_gid; <text:s text:c="14"/>/* Group ID. <text:s/>*/</text:p>
      <text:p text:style-name="P4"><text:s text:c="2"/>char *pw_gecos; <text:s text:c="14"/>/* Real name. <text:s/>*/</text:p>
      <text:p text:style-name="P4"><text:s text:c="2"/>char *pw_dir; <text:s text:c="16"/>/* Home directory. <text:s/>*/</text:p>
      <text:p text:style-name="P4"><text:s text:c="2"/>char *pw_shell; <text:s text:c="14"/>/* Shell program. <text:s/>*/</text:p>
      <text:p text:style-name="P4">};</text:p>
      <text:p text:style-name="P1">加密口令字段包含了一个占位符x<text:span text:style-name="T9">，在早期的UNIX系统版本中，该字段存放加密口令，将加密口令存放在一个人人可读的文件中构成了一个安全性漏洞，所以现在将加密口令存放在另一个位置，下文提到的阴影口令。</text:span></text:p>
      <text:p text:style-name="P1"><text:span text:style-name="T9">在某些系统上</text:span><text:span text:style-name="T11">，查看口令文件可使用finger命令，编辑口令文件可使用vipw命令。</text:span></text:p>
      <text:p text:style-name="P2">阴影口令——</text:p>
      <text:p text:style-name="P1">加密口令是经单向加密算法处理过的用户口令副本<text:span text:style-name="T12">，在某些系统上</text:span><text:span text:style-name="T13">，加密口令存放在另一个通常称为阴影口令的文件/</text:span><text:span text:style-name="T16">etc/shadow</text:span><text:span text:style-name="T13">中</text:span><text:span text:style-name="T14">，</text:span><text:span text:style-name="T15">&lt;shadow.h&gt;中定义了</text:span><text:span text:style-name="T17">对应的</text:span><text:span text:style-name="T15">spwd结构：</text:span></text:p>
      <text:p text:style-name="P5">/* Structure of the password file. <text:s/>*/</text:p>
      <text:p text:style-name="P5">struct spwd</text:p>
      <text:p text:style-name="P5"><text:s text:c="2"/>{</text:p>
      <text:p text:style-name="P5"><text:s text:c="4"/>char *sp_namp; <text:s text:c="13"/>/* Login name. <text:s/>*/</text:p>
      <text:p text:style-name="P5"><text:s text:c="4"/>char *sp_pwdp; <text:s text:c="13"/>/* Encrypted password. <text:s/>*/</text:p>
      <text:p text:style-name="P5"><text:s text:c="4"/>long int sp_lstchg; <text:s text:c="8"/>/* Date of last change. <text:s/>*/</text:p>
      <text:p text:style-name="P5"><text:s text:c="4"/>long int sp_min; <text:s text:c="11"/>/* Minimum number of days between changes. <text:s/>*/</text:p>
      <text:p text:style-name="P5"><text:s text:c="4"/>long int sp_max; <text:s text:c="11"/>/* Maximum number of days between changes. <text:s/>*/</text:p>
      <text:p text:style-name="P5"><text:soft-page-break/><text:s text:c="4"/>long int sp_warn; <text:s text:c="10"/>/* Number of days to warn user to change</text:p>
      <text:p text:style-name="P5"><text:s text:c="35"/>the password. <text:s/>*/</text:p>
      <text:p text:style-name="P5"><text:s text:c="4"/>long int sp_inact; <text:s text:c="9"/>/* Number of days the account may be</text:p>
      <text:p text:style-name="P5"><text:s text:c="35"/>inactive. <text:s/>*/</text:p>
      <text:p text:style-name="P5"><text:s text:c="4"/>long int sp_expire; <text:s text:c="8"/>/* Number of days since 1970-01-01 until</text:p>
      <text:p text:style-name="P5"><text:s text:c="35"/>account expires. <text:s/>*/</text:p>
      <text:p text:style-name="P5"><text:s text:c="4"/>unsigned long int sp_flag; <text:s/>/* Reserved. <text:s/>*/</text:p>
      <text:p text:style-name="P5"><text:s text:c="2"/>};</text:p>
      <text:p text:style-name="P8">不同的类UNIX系统，存储加密口令的方式可能是不同的。</text:p>
      <text:p text:style-name="P8">除了上文提到的数据文件，大多数UNIX系统还都提供了<text:span text:style-name="T18">utmp和wtmp两个数据文件，前者记录当前登录进系统的各个用户，后者跟踪各个登录和注销事件。另外，系统标识信息、时间和日期数据也是必不可少的。</text:span></text:p>
      <text:p text:style-name="P8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6-23T09:33:11</meta:creation-date>
    <meta:generator>LibreOffice/4.0.2.2$Linux_X86_64 LibreOffice_project/400m0$Build-2</meta:generator>
    <dc:date>2015-06-23T13:24:32</dc:date>
    <dc:creator>hanjunjie </dc:creator>
    <meta:editing-duration>PT3H6M59S</meta:editing-duration>
    <meta:editing-cycles>50</meta:editing-cycles>
    <meta:document-statistic meta:table-count="0" meta:image-count="0" meta:object-count="0" meta:page-count="2" meta:paragraph-count="38" meta:word-count="584" meta:character-count="1783" meta:non-whitespace-character-count="1298"/>
  </office:meta>
</office:document-meta>
</file>